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529cm" fo:margin-bottom="0.247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line-height-at-least="0.529cm"/>
    </style:style>
    <style:style style:name="P4" style:family="paragraph" style:parent-style-name="Text_20_body">
      <style:paragraph-properties fo:margin-left="0cm" fo:margin-right="0cm" fo:margin-top="0cm" fo:margin-bottom="0cm" loext:contextual-spacing="false" fo:text-indent="0cm" style:auto-text-indent="false"/>
    </style:style>
    <style:style style:name="P5" style:family="paragraph" style:parent-style-name="Text_20_body">
      <style:paragraph-properties fo:margin-top="0cm" fo:margin-bottom="0.794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How to Run "debian" In Docker - Tutorial</text:h>
      <text:h text:style-name="Heading_20_3" text:outline-level="3">Exact Steps and Docker Tips &amp; Ticks </text:h>
      <text:p text:style-name="Text_20_body">Learn how to run <text:span text:style-name="T1">debian docker</text:span> containers with simple and easy to follow, step by step instructions. <text:line-break/><text:line-break/>We also cover docker tips/tricks, docker logs, docker run commands and more. </text:p>
      <text:section text:style-name="Sect1" text:name="divTagLine">
        <text:p text:style-name="Text_20_body">We split this tutorial into two sections, the <text:span text:style-name="T1">Quick Docker Instructions</text:span> and <text:span text:style-name="T1">Detailed Docker Instructions</text:span> for running <text:span text:style-name="T1">debian</text:span> in docker. </text:p>
        <text:h text:style-name="Heading_20_5" text:outline-level="5">Quick Docker Instructions</text:h>
        <text:p text:style-name="Text_20_body">Docker <text:span text:style-name="T1">Cheatsheet</text:span> style commands as these are some of the most often used docker commands for debian. Be sure to <text:a xlink:type="simple" xlink:href="https://schoolofsoftware.com/Docker/debian#" text:style-name="Internet_20_link" text:visited-style-name="Visited_20_Internet_20_Link">bookmark</text:a> this tutorial, as you will find that these docker commands become very useful as you start your journey with running and maintaining debian in Docker. </text:p>
        <text:h text:style-name="Heading_20_5" text:outline-level="5">Detailed Docker Instructions</text:h>
        <text:p text:style-name="Text_20_body">If this is the first time, you're running debian in Docker, please follow the detailed instructions, which explains what each command does. We made this Tutorial to be flexible and will work even if some details change with debian version/image. Which is why, we have specified commands to display available Ports, Volumes and Environment variables so you can always check what's available in the debian image before running the commands. <text:line-break/><text:line-break/></text:p>
      </text:section>
      <text:p text:style-name="Text_20_body"/>
      <text:h text:style-name="P1" text:outline-level="5">Quick Docker Steps/Tricks:</text:h>
      <text:p text:style-name="P4">Step 1 </text:p>
      <text:p text:style-name="P2"><text:bookmark text:name="step1"/><text:span text:style-name="Source_20_Text">docker run -d --name debian1 debian:latest</text:span> </text:p>
      <text:p text:style-name="P2">Step 2 </text:p>
      <text:p text:style-name="P2"><text:bookmark text:name="step2"/><text:span text:style-name="Source_20_Text">docker ps --filter name=debian1</text:span> </text:p>
      <text:p text:style-name="P2">Step 3 </text:p>
      <text:p text:style-name="P2"><text:bookmark text:name="step3"/><text:span text:style-name="Source_20_Text">docker inspect debian1 | grep -A12 "State"</text:span> </text:p>
      <text:p text:style-name="P2">Step 4 </text:p>
      <text:p text:style-name="P2"><text:bookmark text:name="step4"/><text:span text:style-name="Source_20_Text">docker logs debian1</text:span> </text:p>
      <text:p text:style-name="P2">Step 5 </text:p>
      <text:p text:style-name="P2"><text:bookmark text:name="step5"/><text:span text:style-name="Source_20_Text">docker inspect -f "{{ .Config.ExposedPorts }}" debian1</text:span> </text:p>
      <text:p text:style-name="P2">Step 6 </text:p>
      <text:p text:style-name="P2"><text:bookmark text:name="step6"/><text:span text:style-name="Source_20_Text">docker inspect -f "{{ .Config.Volumes }}" debian1</text:span> </text:p>
      <text:p text:style-name="P2">Step 7 </text:p>
      <text:p text:style-name="P2"><text:bookmark text:name="step7"/><text:span text:style-name="Source_20_Text">docker inspect debian1 | grep -A50 "Env"</text:span> </text:p>
      <text:p text:style-name="P2">Step 8 </text:p>
      <text:p text:style-name="P2"><text:bookmark text:name="step8"/><text:span text:style-name="Source_20_Text">docker stop debian1</text:span> </text:p>
      <text:p text:style-name="P2">Step 9 </text:p>
      <text:p text:style-name="P2"><text:bookmark text:name="step9"/><text:soft-page-break/><text:span text:style-name="Source_20_Text">docker start debian1</text:span> </text:p>
      <text:p text:style-name="P2">Step 10 </text:p>
      <text:p text:style-name="P2"><text:bookmark text:name="step10"/><text:span text:style-name="Source_20_Text">docker pause debian1</text:span> </text:p>
      <text:p text:style-name="P2">Step 11 </text:p>
      <text:p text:style-name="P2"><text:bookmark text:name="step11"/><text:span text:style-name="Source_20_Text">docker unpause debian1</text:span> </text:p>
      <text:p text:style-name="P2">Step 12 </text:p>
      <text:p text:style-name="P2"><text:bookmark text:name="step12"/><text:span text:style-name="Source_20_Text">docker exec -it debian1 /bin/sh</text:span> </text:p>
      <text:p text:style-name="P2">Step 13 </text:p>
      <text:p text:style-name="P2"><text:bookmark text:name="step13"/><text:span text:style-name="Source_20_Text">docker commit debian1 my-custom-debian1:latest</text:span> </text:p>
      <text:p text:style-name="P2">Step 14 </text:p>
      <text:p text:style-name="P2"><text:bookmark text:name="step14"/><text:span text:style-name="Source_20_Text">docker rm -f debian1</text:span> </text:p>
      <text:p text:style-name="P2">Step 15 </text:p>
      <text:p text:style-name="P2"><text:bookmark text:name="step15"/><text:span text:style-name="Source_20_Text">docker rmi -f debian</text:span> </text:p>
      <text:p text:style-name="P4">Step 16 </text:p>
      <text:p text:style-name="P3">All of these are important and docker commands used most often. However, it does take a lot of manual work to run and maintain docker apps. If you're planning on using docker more often, we suggest to use <text:a xlink:type="simple" xlink:href="https://zoomadmin.com/?ref=ContainerTutorial-%2FDocker%2Fdebian&amp;offer=ContainerTutorial" office:target-frame-name="_blank" xlink:show="new" text:style-name="Internet_20_link" text:visited-style-name="Visited_20_Internet_20_Link">ZoomAdmin</text:a> to create/deploy and maintain docker apps. <text:line-break/><text:line-break/><text:a xlink:type="simple" xlink:href="https://zoomadmin.com/?ref=ContainerTutorial-%2FDocker%2Fdebian&amp;offer=ContainerTutorial" office:target-frame-name="_blank" xlink:show="new" text:style-name="Internet_20_link" text:visited-style-name="Visited_20_Internet_20_Link">ZoomAdmin</text:a> is a cloud-cloud based control panel that allows you to easily deploy docker apps on to your own servers, map domain names to apps, create SSL Certificates and much more. <text:line-break/><text:line-break/>Check out <text:a xlink:type="simple" xlink:href="https://zoomadmin.com/Features?ref=ContainerTutorial-%2FDocker%2Fdebian&amp;offer=ContainerTutorial" office:target-frame-name="_blank" xlink:show="new" text:style-name="Internet_20_link" text:visited-style-name="Visited_20_Internet_20_Link">ZoomAdmin Features</text:a> for list of features and demo videos. And you can start with the <text:span text:style-name="T1">Free Plan.</text:span> </text:p>
      <text:p text:style-name="P5">Execute the docker commands for debian above step by step on as needed basis. You can simply hit the copy button to copy the command and paste into the command line interface.<text:line-break/><text:span text:style-name="T1">Note:</text:span> see the details for each line below. docker rm commands will delete/remove the debian app. Be sure to read and understand what each line does below. </text:p>
      <text:p text:style-name="Text_20_body"/>
      <text:h text:style-name="Heading_20_5" text:outline-level="5">Detailed Instructions:</text:h>
      <text:h text:style-name="Heading_20_6" text:outline-level="6">Step 1</text:h>
      <text:p text:style-name="P2">This command will get the latest version of debian and run it.<text:line-break/><text:span text:style-name="T1">-d</text:span> option runs it in the background, so you don't need to keep your ssh session open. And<text:line-break/><text:span text:style-name="T1">--name</text:span> will name the container <text:span text:style-name="T1">debian1</text:span>. This is useful because all future commands will use the container name to interact this this container. Otherwise, you'd need to use randomly generated container id.<text:line-break/><text:line-break/><text:span text:style-name="T1">Note:</text:span> We're simply running the barebone version of debian container with below command, after which, we will use the commands bellow to learn more about the debian docker container and then we'll be able to come-up with the final command to run based on our needs, to spin-up a properly configured debian container. </text:p>
      <text:p text:style-name="Text_20_body"><text:span text:style-name="Source_20_Text">docker run -d --name debian1 debian:latest</text:span> </text:p>
      <text:h text:style-name="Heading_20_6" text:outline-level="6"><text:soft-page-break/>Step 2</text:h>
      <text:p text:style-name="P2">Now that we ran the command to run the container, we need to check its status. <text:line-break/>This command will only display the status for <text:span text:style-name="T1">debian1</text:span> container.<text:line-break/>Run <text:span text:style-name="T1">docker ps</text:span> without the filter, to display all running containers on the system. </text:p>
      <text:p text:style-name="Text_20_body"><text:span text:style-name="Source_20_Text">docker ps --filter name=debian1</text:span> </text:p>
      <text:h text:style-name="Heading_20_6" text:outline-level="6">Step 3</text:h>
      <text:p text:style-name="P2">There is another way to check the status/state of the container and that's with <text:span text:style-name="T1">docker inspect</text:span>. Sometimes, if the container exits or crashes, they may not be listed with docker ps, unless you do <text:span text:style-name="T1">docker ps --all</text:span> <text:line-break/>But use the this docker inspect command to get more details on <text:span text:style-name="T1">debian1</text:span> container status. </text:p>
      <text:p text:style-name="Text_20_body"><text:span text:style-name="Source_20_Text">docker inspect debian1 | grep -A12 "State"</text:span> </text:p>
      <text:h text:style-name="Heading_20_6" text:outline-level="6">Step 4</text:h>
      <text:p text:style-name="P2">One of the most frequently docker command used is <text:span text:style-name="T1">docker logs</text:span>.<text:line-break/>docker logs command is used to retrieve the logs output from the container. If there are any errors or issues or to check on the console output from the container, use the docker logs command. <text:line-break/>Use the docker logs command below to display the logs for <text:span text:style-name="T1">debian1</text:span> container. </text:p>
      <text:p text:style-name="Text_20_body"><text:span text:style-name="Source_20_Text">docker logs debian1</text:span> </text:p>
      <text:h text:style-name="Heading_20_6" text:outline-level="6">Step 5</text:h>
      <text:p text:style-name="P2">In most cases, docker containers must expose a port so that it can be mapped with host machine's ports. This allows for interact with container app from outside the container.<text:line-break/>debian documentation should show which ports are exposed, however, the most reliable way is for you to check the exposed ports directly from the running container. Use the command below to displays the exposed ports, which you can then use to map with host computer's ports. </text:p>
      <text:p text:style-name="Text_20_body"><text:span text:style-name="Source_20_Text">docker inspect -f "{{ .Config.ExposedPorts }}" debian1</text:span> </text:p>
      <text:h text:style-name="Heading_20_6" text:outline-level="6">Step 6</text:h>
      <text:p text:style-name="P2">Docker Volumes are also essential for running docker containers in production. Essentially, they allow you to map host computer's folder directly inside container. This helps with maintaining state or data of the container. <text:line-break/><text:line-break/>For instance, if <text:span text:style-name="T1">debian1</text:span> container crashes for any reason, the data produced by this app will be lost. The solution is to use Volumes so that even if the container crashes, the data will reside outside of the container, hence, it will be preserved. <text:line-break/><text:line-break/>To properly use Volumes, they must be configured by the creators of the docker image, in this case, by debian image creators. The best way to find the available volumes already configured in <text:span text:style-name="T1">debian1</text:span> container is by using the command below. Which will list the available volumes for you to use and potentially map with host computer's directories. </text:p>
      <text:p text:style-name="Text_20_body"><text:span text:style-name="Source_20_Text">docker inspect -f "{{ .Config.Volumes }}" debian1</text:span> </text:p>
      <text:h text:style-name="Heading_20_6" text:outline-level="6">Step 7</text:h>
      <text:p text:style-name="P2">Environment Variables are also an essential part of docker containers. In fact, it is a best practice to use Environment Variables for any dynamic configuration options. This includes, important settings, usernames, password, database connection settings and so on.<text:line-break/><text:line-break/>debian docker documentation should explain the available Environment Variables for debian image. <text:soft-page-break/>However, it's sometimes best to just check and see what are all available and configured Env Variables for <text:span text:style-name="T1">debian1</text:span> container.<text:line-break/><text:line-break/>Use the commands below to display all configured Environment Variables for <text:span text:style-name="T1">debian1</text:span> container and their default values if any. I usually like using the first command, as the result is well formatted, but it's not as precise and may include extra json. Use both options when not sure. </text:p>
      <text:p text:style-name="P2"><text:span text:style-name="Source_20_Text">docker inspect debian1 | grep -A50 "Env"</text:span> </text:p>
      <text:p text:style-name="Text_20_body"><text:span text:style-name="Source_20_Text">docker inspect -f "{{ .Config.Env }}" debian1</text:span> </text:p>
      <text:h text:style-name="Heading_20_6" text:outline-level="6">Step 8</text:h>
      <text:p text:style-name="P2">Docker Stop command is used to shutdown a container, it's like shutting down the computer. However, it is not removed and data/configuration is maintained, you can start the container when needed.<text:line-break/><text:line-break/>Stopping a container also removes it from some of the default places shown, i.e. if you do docker ps, it will not show there by default anymore. </text:p>
      <text:p text:style-name="Text_20_body"><text:span text:style-name="Source_20_Text">docker stop debian1</text:span> </text:p>
      <text:h text:style-name="Heading_20_6" text:outline-level="6">Step 9</text:h>
      <text:p text:style-name="P2">Docker Start will start the container, just like the name suggests. It's self-explanatory and you can use the command below. </text:p>
      <text:p text:style-name="Text_20_body"><text:span text:style-name="Source_20_Text">docker start debian1</text:span> </text:p>
      <text:h text:style-name="Heading_20_6" text:outline-level="6">Step 10</text:h>
      <text:p text:style-name="P2">Docker Pause command does not stop the container, instead it suspends all processes on <text:span text:style-name="T1">debian1</text:span> container, and it's much quicker to UnPause it and get it running again. </text:p>
      <text:p text:style-name="Text_20_body"><text:span text:style-name="Source_20_Text">docker pause debian1</text:span> </text:p>
      <text:h text:style-name="Heading_20_6" text:outline-level="6">Step 11</text:h>
      <text:p text:style-name="P2">Docker UnPause will simply un-pause our <text:span text:style-name="T1">debian1</text:span> container and make it run again. </text:p>
      <text:p text:style-name="Text_20_body"><text:span text:style-name="Source_20_Text">docker unpause debian1</text:span> </text:p>
      <text:h text:style-name="Heading_20_6" text:outline-level="6">Step 12</text:h>
      <text:p text:style-name="P2">One of the most important and useful features of docker containers is being able to get shell access to the container. Once you get the shell access, you can directly interact with the container. <text:line-break/><text:line-break/>This is one of the most often used features because often, you'll need to go into the shell of the container and run commands, install additional software, change configuration, look at logs, etc. <text:line-break/><text:line-break/>Just keep in mind, if you install or change anything inside the container outside of the Volume folders, you will lose those changes if the container crashes or when you re-deploy it. Essentially, by installing/altering the container, you have now modified it and have a custom container. <text:line-break/><text:line-break/>However, it's still a very useful command.<text:line-break/>To get shell access to our <text:span text:style-name="T1">debian1</text:span> container, run the command below. </text:p>
      <text:p text:style-name="Text_20_body"><text:span text:style-name="Source_20_Text">docker exec -it debian1 /bin/sh</text:span> </text:p>
      <text:h text:style-name="Heading_20_6" text:outline-level="6"><text:soft-page-break/>Step 13</text:h>
      <text:p text:style-name="P2">In our prior Step, we discussed how debian container can be modified from the shell access. But what if you want to keep those changes that are not in the Volume folders. <text:line-break/><text:line-break/>There is a way to do that as well. Use the command below to essentially save the state of the <text:span text:style-name="T1">debian1</text:span> container and give it a custom name, i.e. <text:span text:style-name="T1">my-custom-debian1</text:span>. </text:p>
      <text:p text:style-name="Text_20_body"><text:span text:style-name="Source_20_Text">docker commit debian1 my-custom-debian1:latest</text:span> </text:p>
      <text:h text:style-name="Heading_20_6" text:outline-level="6">Step 14</text:h>
      <text:p text:style-name="P2">When you're doing with all your testing or want to remove/delete <text:span text:style-name="T1">debian1</text:span> container, use the command below. <text:line-break/><text:line-break/>Docker rm will remove and delete the container and its contents/data. <text:line-break/>If you have configured Volumes, this will NOT delete the volume data on host computer. This will only remove <text:span text:style-name="T1">debian1</text:span> container. </text:p>
      <text:p text:style-name="Text_20_body"><text:span text:style-name="Source_20_Text">docker rm -f debian1</text:span> </text:p>
      <text:h text:style-name="Heading_20_6" text:outline-level="6">Step 15</text:h>
      <text:p text:style-name="P2">Even if you remove/delete <text:span text:style-name="T1">debian1</text:span> container with docker rm command, it will not delete the actual debian base image that was downloaded to be used for <text:span text:style-name="T1">debian1</text:span>. It caches it locally, so if you spin-up a second debian container, it wouldn't need to download the base image again. <text:line-break/><text:line-break/>But sometimes you need to also remove these to save space on the host computer. Use the command below to remove debian image. </text:p>
      <text:p text:style-name="Text_20_body"><text:span text:style-name="Source_20_Text">docker rmi -f debian</text:span> </text:p>
      <text:h text:style-name="Heading_20_6" text:outline-level="6">Step 16</text:h>
      <text:p text:style-name="P2">All of these are important and docker commands used most often. However, it does take a lot of manual work to run and maintain docker apps. If you're planning on using docker more often, we suggest to use <text:a xlink:type="simple" xlink:href="https://zoomadmin.com/?ref=ContainerTutorial-%2FDocker%2Fdebian&amp;offer=ContainerTutorial" office:target-frame-name="_blank" xlink:show="new" text:style-name="Internet_20_link" text:visited-style-name="Visited_20_Internet_20_Link">ZoomAdmin</text:a> to create/deploy and maintain docker apps. </text:p>
      <text:p text:style-name="Standard"><text:a xlink:type="simple" xlink:href="https://schoolofsoftware.com/Docker/debian" text:style-name="Internet_20_link" text:visited-style-name="Visited_20_Internet_20_Link">https://schoolofsoftware.com/Docker/debi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08:26:27.285593902</meta:creation-date>
    <dc:date>2022-04-07T08:57:44.625390804</dc:date>
    <meta:editing-duration>PT21M8S</meta:editing-duration>
    <meta:editing-cycles>2</meta:editing-cycles>
    <meta:generator>LibreOffice/6.4.7.2$Linux_X86_64 LibreOffice_project/40$Build-2</meta:generator>
    <meta:document-statistic meta:table-count="0" meta:image-count="0" meta:object-count="0" meta:page-count="5" meta:paragraph-count="92" meta:word-count="1637" meta:character-count="9788" meta:non-whitespace-character-count="8147"/>
  </office:meta>
</office:document-meta>
</file>